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9/2024</text:p>
            <text:p text:style-name="Normální">KVOP-22112/2024</text:p>
            <text:p text:style-name="Normální">04. 06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Ing. Bc.<text:s/>J. R.</text:p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</text:h>
      <text:h text:style-name="Nadpis1" text:outline-level="1">o vyřízení žádosti o informace</text:h>
      <text:h text:style-name="Nadpis1" text:outline-level="1">a o vydání rozhodnutí o částečném odmítnutí žádosti</text:h>
      <text:h text:style-name="Nadpis1" text:outline-level="1">podle zákona č. 106/1999 Sb., o svobodném přístupu k informacím</text:h>
      <text:p text:style-name="Základnítext">Vážená paní inženýrko,</text:p>
      <text:p text:style-name="Základnítext">dne<text:s/><text:span text:style-name="T18">7. května 2024</text:span><text:s/>obdržel veřejný ochránce práv Vaši žádost o informace. Žádáte o zveřejnění výše platu</text:p>
      <text:list text:style-name="LFO3_1" text:continue-numbering="true">
        <text:list-item>
          <text:p text:style-name="P19">veřejného ochránce práv.</text:p>
        </text:list-item>
        <text:list-item>
          <text:p text:style-name="P20">všech zaměstnanců Kanceláře veřejného ochránce práv.</text:p>
        </text:list-item>
      </text:list>
      <text:h text:style-name="Nadpis2" text:outline-level="2">Dáváme Vám tyto informace:</text:h>
      <text:h text:style-name="Nadpis2" text:outline-level="2"/>
      <text:h text:style-name="Nadpis2" text:outline-level="2">K bodu č. 1</text:h>
      <text:p text:style-name="Základnítext"><text:span text:style-name="T21">Plat ochránce činí 237.000,- Kč hrubého.</text:span></text:p>
      <text:h text:style-name="Nadpis2" text:outline-level="2">K bodu č. 2</text:h>
      <text:p text:style-name="Základnítext"><text:span text:style-name="Silné">Tuto informaci Vám nemůžeme podat.</text:span><text:s/>Vysvětlení najdete<text:s/>v přiloženém rozhodnutí o částečném odmítnutí žádosti.</text:p>
      <text:p text:style-name="Základnítext">S pozdravem</text:p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říloha">Příloha</text:p>
      <text:p text:style-name="Normální">Rozhodnutí o částečném odmítnutí žádos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IPSK*</text:span></text:p>
        <text:p text:style-name="P12"><text:span text:style-name="T13">KVOPX00EIPSK</text:span>KVOPX00EIPSK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27T08:39:00Z</meta:creation-date>
    <dc:date>2024-06-27T08:41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1" meta:character-count="838" meta:row-count="5" meta:non-whitespace-character-count="718"/>
  </office:meta>
</office:document-meta>
</file>